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3.9cm" svg:height="2.5cm" svg:x="1.2cm" svg:y="1.5cm">
          <text:p text:style-name="P1">Основная</text:p>
          <text:p text:style-name="P1">страница</text:p>
        </draw:rect>
        <draw:rect draw:style-name="gr1" draw:text-style-name="P1" draw:layer="layout" svg:width="3.9cm" svg:height="2.5cm" svg:x="6.5cm" svg:y="1.5cm">
          <text:p text:style-name="P2"><text:span text:style-name="T1">Страница</text:span></text:p>
          <text:p text:style-name="P2"><text:span text:style-name="T1">редактирования</text:span></text:p>
        </draw:rect>
        <draw:rect draw:style-name="gr1" draw:text-style-name="P1" xml:id="id1" draw:id="id1" draw:layer="layout" svg:width="3.9cm" svg:height="2.5cm" svg:x="11.8cm" svg:y="1.5cm">
          <text:p text:style-name="P2"><text:span text:style-name="T1">Страница </text:span></text:p>
          <text:p text:style-name="P2"><text:span text:style-name="T1">предварительного</text:span></text:p>
          <text:p text:style-name="P2"><text:span text:style-name="T1">просмотра</text:span></text:p>
        </draw:rect>
        <draw:line draw:style-name="gr2" draw:text-style-name="P2" draw:layer="layout" svg:x1="5.1cm" svg:y1="2.1cm" svg:x2="6.5cm" svg:y2="2.1cm">
          <text:p/>
        </draw:line>
        <draw:line draw:style-name="gr2" draw:text-style-name="P2" draw:layer="layout" svg:x1="10.4cm" svg:y1="2.1cm" svg:x2="11.8cm" svg:y2="2.1cm">
          <text:p/>
        </draw:line>
        <draw:line draw:style-name="gr2" draw:text-style-name="P2" draw:layer="layout" svg:x1="6.5cm" svg:y1="3.2cm" svg:x2="5.1cm" svg:y2="3.2cm">
          <text:p/>
        </draw:line>
        <draw:line draw:style-name="gr2" draw:text-style-name="P2" draw:layer="layout" svg:x1="11.801cm" svg:y1="3.2cm" svg:x2="10.401cm" svg:y2="3.2cm">
          <text:p/>
        </draw:line>
        <draw:connector draw:style-name="gr2" draw:text-style-name="P2" draw:layer="layout" draw:type="curve" draw:line-skew="0.049cm" svg:x1="13.75cm" svg:y1="4cm" svg:x2="3.15cm" svg:y2="4cm" draw:start-shape="id1" draw:start-glue-point="2" draw:end-shape="id2" svg:d="M13750 4000c0 825-10600 825-10600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y </meta:initial-creator>
    <meta:creation-date>2015-10-24T09:31:30.06</meta:creation-date>
    <dc:date>2015-12-05T21:07:56.45</dc:date>
    <dc:creator>andrey </dc:creator>
    <meta:editing-duration>PT50M21S</meta:editing-duration>
    <meta:editing-cycles>5</meta:editing-cycles>
    <meta:generator>OpenOffice/4.1.1$Win32 OpenOffice.org_project/411m6$Build-9775</meta:generator>
    <meta:document-statistic meta:object-count="8"/>
  </office:meta>
</office:document-meta>
</file>